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cc99" draw:textarea-horizontal-align="justify" draw:textarea-vertical-align="top" draw:auto-grow-height="false"/>
    </style:style>
    <style:style style:name="gr3" style:family="graphic" style:parent-style-name="standard">
      <style:graphic-properties draw:fill-color="#cccccc" draw:textarea-horizontal-align="justify" draw:textarea-vertical-align="top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2.773cm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6" style:family="graphic" style:parent-style-name="standard">
      <style:graphic-properties draw:fill-color="#cccccc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family="'Arial Black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P2" style:family="paragraph">
      <style:paragraph-properties fo:text-align="center"/>
      <style:text-properties fo:font-family="'Arial Black'" style:font-family-generic="swiss" style:font-pitch="variable" fo:font-size="24pt" style:font-size-asian="24pt" style:font-size-complex="24pt"/>
    </style:style>
    <style:style style:name="P3" style:family="paragraph">
      <style:paragraph-properties fo:text-align="center"/>
      <style:text-properties fo:font-family="'Arial Black'" style:font-family-generic="swiss" style:font-pitch="variable" fo:font-size="24pt" style:text-underline-style="solid" style:text-underline-width="auto" style:text-underline-color="font-color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family="'Arial Black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" style:family="text">
      <style:text-properties fo:font-family="'Arial Black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2" style:family="text">
      <style:text-properties style:use-window-font-color="true" style:text-outline="false" style:text-line-through-style="none" fo:font-family="'Arial Black'" style:font-family-generic="swiss" style:font-pitch="variable" fo:font-size="24pt" fo:font-style="normal" fo:text-shadow="none" style:text-underline-style="none" fo:font-weight="normal" style:letter-kerning="true" style:font-family-asian="Consolas" style:font-family-generic-asian="swiss" style:font-pitch-asian="fixed" style:font-size-asian="24pt" style:font-style-asian="normal" style:font-weight-asian="normal" style:font-family-complex="Consolas" style:font-family-generic-complex="swiss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family="'Arial Black'" style:font-family-generic="swiss" style:font-pitch="variable" fo:font-size="24pt" style:font-size-asian="24pt" style:font-size-complex="24pt"/>
    </style:style>
    <style:style style:name="T4" style:family="text">
      <style:text-properties fo:font-family="'Arial Black'" style:font-family-generic="swiss" style:font-pitch="variable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8cm" svg:height="3.7cm" svg:x="1.5cm" svg:y="1.3cm">
          <text:p text:style-name="P1"><text:span text:style-name="T1">Peripheral </text:span></text:p>
          <text:p text:style-name="P1"><text:span text:style-name="T1">Registers</text:span></text:p>
          <text:p text:style-name="P1"><text:span text:style-name="T1">(</text:span><text:span text:style-name="T2">0</text:span><text:span text:style-name="T2">x22000000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cm" svg:height="8.7cm" svg:x="12.3cm" svg:y="1.3cm">
          <text:p text:style-name="P2"><text:span text:style-name="T3">JV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6.1cm" svg:height="4.9cm" svg:x="12.8cm" svg:y="2.7cm">
          <text:p text:style-name="P4"><text:span text:style-name="T3">JPIO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3.8cm" svg:height="1cm" svg:x="14.4cm" svg:y="6.3cm">
          <text:p text:style-name="P4">ByteBuffer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3.8cm" svg:height="1cm" svg:x="14.4cm" svg:y="4cm">
          <text:p text:style-name="P4">ByteBuffer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3.8cm" svg:height="1cm" svg:x="14.4cm" svg:y="5.1cm">
          <text:p text:style-name="P4">ByteBuffer</text:p>
          <draw:enhanced-geometry svg:viewBox="0 0 21600 21600" draw:type="rectangle" draw:enhanced-path="M 0 0 L 21600 0 21600 21600 0 21600 0 0 Z N"/>
        </draw:custom-shape>
        <draw:frame draw:style-name="gr4" draw:layer="layout" svg:width="11.2cm" svg:height="4.523cm" svg:x="1cm" svg:y="5.3cm">
          <draw:text-box>
            <text:p>JNI provides Java with direct access to the peripheral registers using a JNI call.</text:p>
            <text:p/>
            <text:p>The peripheral registers are then accessed directly, reducing overhead.</text:p>
          </draw:text-box>
        </draw:frame>
        <draw:custom-shape draw:style-name="gr5" draw:text-style-name="P5" draw:layer="layout" svg:width="6.2cm" svg:height="2.2cm" draw:transform="rotate (-0.422195146057428) translate (8.944cm 2.053cm)">
          <text:p text:style-name="P4"><text:span text:style-name="T4">JNI</text:span></text:p>
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2" draw:layer="layout" svg:width="6.1cm" svg:height="1.8cm" svg:x="12.8cm" svg:y="7.8cm">
          <text:p text:style-name="P4"><text:span text:style-name="T3">Your projec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23T08:58:21.47</meta:creation-date>
    <dc:date>2012-07-23T09:42:00.54</dc:date>
    <meta:editing-duration>PT12M54S</meta:editing-duration>
    <meta:editing-cycles>1</meta:editing-cycles>
    <meta:document-statistic meta:object-count="9"/>
    <meta:generator>LibreOffice/3.4$Win32 LibreOffice_project/340m1$Build-103</meta:generator>
  </office:meta>
</office:document-meta>
</file>